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Cultivos/ Herbazales/ Humedales/ Rib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minand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ortad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ortados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ortados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ochue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rrón Europeo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Porrón Europeo Hemb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rrón Europeo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Marrón/ Gris/ Negro</text:p>
          </table:table-cell>
          <table:table-cell table:number-columns-repeated="4" office:value-type="string" calcext:value-type="string">
            <text:p>Porrón Europeo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48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18:03:53.6132401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4-10-02T18:15:17.301846220</dc:date>
    <meta:editing-duration>P2DT1H8M18S</meta:editing-duration>
    <meta:editing-cycles>449</meta:editing-cycles>
    <meta:generator>LibreOffice/6.4.7.2$Linux_X86_64 LibreOffice_project/40$Build-2</meta:generator>
    <meta:document-statistic meta:table-count="1" meta:cell-count="1778" meta:object-count="0"/>
  </office:meta>
</office:document-meta>
</file>